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F00000405038605A184A9B582.png" manifest:media-type="image/png"/>
  <manifest:file-entry manifest:full-path="Pictures/1000000100000602000003BEB74391CF1FFE0CC1.png" manifest:media-type="image/png"/>
  <manifest:file-entry manifest:full-path="Pictures/10000001000004F6000002612CC995EA73FA8A11.png" manifest:media-type="image/png"/>
  <manifest:file-entry manifest:full-path="Pictures/1000000100000605000003C76B75C3C3F1C271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15cm" svg:y="-0.004cm" svg:width="15.215cm" svg:height="27.229cm" draw:z-index="0"><draw:image xlink:href="Pictures/100000010000023F00000405038605A184A9B582.png" xlink:type="simple" xlink:show="embed" xlink:actuate="onLoad" draw:mime-type="image/png"/></draw:frame></text:p>
      <text:p text:style-name="Standard"><draw:frame draw:style-name="fr1" draw:name="Imagen2" text:anchor-type="char" svg:x="-0.064cm" svg:y="0.081cm" svg:width="17cm" svg:height="8.151cm" draw:z-index="1"><draw:image xlink:href="Pictures/10000001000004F6000002612CC995EA73FA8A11.png" xlink:type="simple" xlink:show="embed" xlink:actuate="onLoad" draw:mime-type="image/png"/></draw:frame><draw:frame draw:style-name="fr1" draw:name="Imagen3" text:anchor-type="char" svg:x="0cm" svg:y="8.696cm" svg:width="17cm" svg:height="10.668cm" draw:z-index="2"><draw:image xlink:href="Pictures/1000000100000605000003C76B75C3C3F1C27143.png" xlink:type="simple" xlink:show="embed" xlink:actuate="onLoad" draw:mime-type="image/png"/></draw:frame><text:soft-page-break/></text:p>
      <text:p text:style-name="Standard"/>
      <text:p text:style-name="P1"><draw:frame draw:style-name="fr1" draw:name="Imagen4" text:anchor-type="char" svg:x="-0.191cm" svg:y="-1.642cm" svg:width="17cm" svg:height="10.589cm" draw:z-index="3"><draw:image xlink:href="Pictures/1000000100000602000003BEB74391CF1FFE0C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10:32:23.347000000</meta:creation-date>
    <dc:date>2023-10-31T13:56:38.212000000</dc:date>
    <meta:editing-duration>PT3H14M3S</meta:editing-duration>
    <meta:editing-cycles>3</meta:editing-cycles>
    <meta:generator>LibreOffice/7.2.3.2$Windows_X86_64 LibreOffice_project/d166454616c1632304285822f9c83ce2e660fd9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